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8" style:family="paragraph" style:parent-style-name="Table_20_Contents">
      <style:text-properties officeooo:rsid="0010395a" officeooo:paragraph-rsid="0010395a"/>
    </style:style>
    <style:style style:name="P9" style:family="paragraph" style:parent-style-name="Table_20_Contents">
      <style:paragraph-properties fo:margin-top="0cm" fo:margin-bottom="0cm" loext:contextual-spacing="false"/>
      <style:text-properties officeooo:paragraph-rsid="0010893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395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20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9">#include &lt;sys/types.h&gt;</text:p>
            <text:p text:style-name="P9">#include &lt;unistd.h&gt;</text:p>
            <text:p text:style-name="P9">#include &lt;stdio.h&gt;</text:p>
            <text:p text:style-name="P9">#include &lt;signal.h&gt;</text:p>
            <text:p text:style-name="P9">#include &lt;errno.h&gt;</text:p>
            <text:p text:style-name="P9"/>
            <text:p text:style-name="P9">int contador[35]={0};</text:p>
            <text:p text:style-name="P9"/>
            <text:p text:style-name="P9">static void sig_USR_hdlr(int sigNum)</text:p>
            <text:p text:style-name="P9"><text:s text:c="2"/>{</text:p>
            <text:p text:style-name="P9"><text:s text:c="4"/>contador[sigNum]+=1;</text:p>
            <text:p text:style-name="P9"><text:s text:c="4"/>printf("\nLa senyal %d se ha recibido %d veces.\n\n",sigNum,contador[sigNum]);</text:p>
            <text:p text:style-name="P9"><text:s text:c="3"/>}</text:p>
            <text:p text:style-name="P9"/>
            <text:p text:style-name="P9">int main(int argc, char *argv[])</text:p>
            <text:p text:style-name="P9"><text:s text:c="3"/>{</text:p>
            <text:p text:style-name="P9"><text:s text:c="4"/>struct sigaction sig_USR_nact;</text:p>
            <text:p text:style-name="P9"><text:s text:c="4"/>if(setvbuf(stdout,NULL,_IONBF,0)) </text:p>
            <text:p text:style-name="P9"><text:s text:c="7"/>{</text:p>
            <text:p text:style-name="P9"><text:s text:c="4"/>perror("\nError en setvbuf");</text:p>
            <text:p text:style-name="P9"><text:s text:c="7"/>}</text:p>
            <text:p text:style-name="P9"/>
            <text:p text:style-name="P9">sig_USR_nact.sa_handler= sig_USR_hdlr;</text:p>
            <text:p text:style-name="P9"/>
            <text:p text:style-name="P9"/>
            <text:p text:style-name="P9">sigemptyset (&amp;sig_USR_nact.sa_mask);</text:p>
            <text:p text:style-name="P9">sig_USR_nact.sa_flags = 0;</text:p>
            <text:p text:style-name="P9"/>
            <text:p text:style-name="P9">printf("\nNo puedo capturar la senyal 9");</text:p>
            <text:p text:style-name="P9">printf("\nNo puedo capturar la senyal 19");</text:p>
            <text:p text:style-name="P9">printf("\nNo puedo capturar la senyal 32");</text:p>
            <text:p text:style-name="P9">printf("\nNo puedo capturar la senyal 33");</text:p>
            <text:p text:style-name="P9"/>
            <text:p text:style-name="P9"/>
            <text:p text:style-name="P9">if( sigaction(SIGUSR1,&amp;sig_USR_nact,NULL) &lt;0) </text:p>
            <text:p text:style-name="P9"><text:s text:c="4"/>{</text:p>
            <text:p text:style-name="P9">perror("\nError al intentar establecer el manejador de señal para SIGUSR1");</text:p>
            <text:p text:style-name="P9">exit(-1);</text:p>
            <text:p text:style-name="P9"><text:s text:c="4"/>}</text:p>
            <text:p text:style-name="P9"><text:s text:c="4"/></text:p>
            <text:p text:style-name="P9">if( sigaction(SIGUSR2,&amp;sig_USR_nact,NULL) &lt;0) </text:p>
            <text:p text:style-name="P9"><text:s/>{</text:p>
            <text:p text:style-name="P9">perror("\nError al intentar establecer el manejador de señal para SIGUSR2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HUP,&amp;sig_USR_nact,NULL) &lt;0) </text:p>
            <text:p text:style-name="P9"><text:s/>{</text:p>
            <text:p text:style-name="P9">perror("\nError al intentar establecer el manejador de señal para SIGHUP");</text:p>
            <text:p text:style-name="P9">exit(-1);</text:p>
            <text:p text:style-name="P9"><text:soft-page-break/><text:s text:c="4"/>}</text:p>
            <text:p text:style-name="P9"><text:s text:c="4"/></text:p>
            <text:p text:style-name="P9"><text:s text:c="4"/>if( sigaction(SIGINT,&amp;sig_USR_nact,NULL) &lt;0) </text:p>
            <text:p text:style-name="P9"><text:s/>{</text:p>
            <text:p text:style-name="P9">perror("\nError al intentar establecer el manejador de señal para SIGINT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ABRT,&amp;sig_USR_nact,NULL) &lt;0) </text:p>
            <text:p text:style-name="P9"><text:s/>{</text:p>
            <text:p text:style-name="P9">perror("\nError al intentar establecer el manejador de señal para SIGABRT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FPE,&amp;sig_USR_nact,NULL) &lt;0) </text:p>
            <text:p text:style-name="P9"><text:s/>{</text:p>
            <text:p text:style-name="P9">perror("\nError al intentar establecer el manejador de señal para SIGFPE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SEGV,&amp;sig_USR_nact,NULL) &lt;0) </text:p>
            <text:p text:style-name="P9"><text:s/>{</text:p>
            <text:p text:style-name="P9">perror("\nError al intentar establecer el manejador de señal para SIGSEGV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PIPE,&amp;sig_USR_nact,NULL) &lt;0) </text:p>
            <text:p text:style-name="P9"><text:s/>{</text:p>
            <text:p text:style-name="P9">perror("\nError al intentar establecer el manejador de señal para SIGPIPE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ALRM,&amp;sig_USR_nact,NULL) &lt;0) </text:p>
            <text:p text:style-name="P9"><text:s/>{</text:p>
            <text:p text:style-name="P9">perror("\nError al intentar establecer el manejador de señal para SIGALRM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TERM,&amp;sig_USR_nact,NULL) &lt;0) </text:p>
            <text:p text:style-name="P9"><text:s/>{</text:p>
            <text:p text:style-name="P9">perror("\nError al intentar establecer el manejador de señal para SIGTERM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CHLD,&amp;sig_USR_nact,NULL) &lt;0) </text:p>
            <text:p text:style-name="P9"><text:s/>{</text:p>
            <text:p text:style-name="P9">perror("\nError al intentar establecer el manejador de señal para SIGCHLD");</text:p>
            <text:p text:style-name="P9">exit(-1);</text:p>
            <text:p text:style-name="P9"><text:s text:c="4"/>}</text:p>
            <text:p text:style-name="P9"><text:s text:c="4"/></text:p>
            <text:p text:style-name="P9"><text:s text:c="4"/>if( sigaction(SIGCONT,&amp;sig_USR_nact,NULL) &lt;0) </text:p>
            <text:p text:style-name="P9"><text:s/>{</text:p>
            <text:p text:style-name="P9">perror("\nError al intentar establecer el manejador de señal para SIGCONT");</text:p>
            <text:p text:style-name="P9">exit(-1);</text:p>
            <text:p text:style-name="P9"><text:soft-page-break/><text:s text:c="4"/>}</text:p>
            <text:p text:style-name="P9"><text:s text:c="4"/>if( sigaction(SIGTSTP,&amp;sig_USR_nact,NULL) &lt;0) </text:p>
            <text:p text:style-name="P9"><text:s/>{</text:p>
            <text:p text:style-name="P9">perror("\nError al intentar establecer el manejador de señal para SIGTSTP");</text:p>
            <text:p text:style-name="P9">exit(-1);</text:p>
            <text:p text:style-name="P9"><text:s text:c="4"/>}</text:p>
            <text:p text:style-name="P9"><text:s text:c="4"/>if( sigaction(SIGTTIN,&amp;sig_USR_nact,NULL) &lt;0) </text:p>
            <text:p text:style-name="P9"><text:s/>{</text:p>
            <text:p text:style-name="P9">perror("\nError al intentar establecer el manejador de señal para SIGTTIN");</text:p>
            <text:p text:style-name="P9">exit(-1);</text:p>
            <text:p text:style-name="P9"><text:s text:c="4"/>}</text:p>
            <text:p text:style-name="P9"><text:s text:c="4"/>if( sigaction(SIGTTOU,&amp;sig_USR_nact,NULL) &lt;0) </text:p>
            <text:p text:style-name="P9"><text:s/>{</text:p>
            <text:p text:style-name="P9">perror("\nError al intentar establecer el manejador de señal para SIGTTOU");</text:p>
            <text:p text:style-name="P9">exit(-1);</text:p>
            <text:p text:style-name="P9"><text:s text:c="4"/>}</text:p>
            <text:p text:style-name="P9"><text:s text:c="4"/></text:p>
            <text:p text:style-name="P9">for(;;)</text:p>
            <text:p text:style-name="P9"><text:s text:c="3"/>{</text:p>
            <text:p text:style-name="P9"><text:s text:c="3"/>}</text:p>
            <text:p text:style-name="P9">}</text:p>
            <text:p text:style-name="P9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#include &lt;stdio.h&gt;</text:p>
            <text:p text:style-name="P9">#include &lt;signal.h&gt;</text:p>
            <text:p text:style-name="P9"/>
            <text:p text:style-name="P9">int main()</text:p>
            <text:p text:style-name="P9"/>
            <text:p text:style-name="P9">{</text:p>
            <text:p text:style-name="P9">sigset_t new_mask;</text:p>
            <text:p text:style-name="P9"/>
            <text:p text:style-name="P9">/* inicializar la nueva mascara de señales */</text:p>
            <text:p text:style-name="P9">sigemptyset(&amp;new_mask);</text:p>
            <text:p text:style-name="P9"/>
            <text:p text:style-name="P9">/* inicializar la mascara con todas las senales*/</text:p>
            <text:p text:style-name="P9">sigfillset(&amp;new_mask);</text:p>
            <text:p text:style-name="P9"/>
            <text:p text:style-name="P9">/*borra la senal SIGUSR1 del conjunto*/</text:p>
            <text:p text:style-name="P9">sigdelset(&amp;new_mask, SIGUSR1);</text:p>
            <text:p text:style-name="P9"/>
            <text:p text:style-name="P9">/*esperar a la señal SIGUSR1 */</text:p>
            <text:p text:style-name="P9">sigsuspend(&amp;new_mask);</text:p>
            <text:p text:style-name="P9"/>
            <text:p text:style-name="P9">}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El programa bloquea durante 10 segundos la senyal de terminacion (15), eso implica que si se manda esa senyal en ese tiempo concreto el programa la ignora. </text:p>
            <text:p text:style-name="P9">Se muestra un mensaje por pantalla si se ha intentado mandar esa senyal en el periodo de tiempo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11T12:26:52.148257754</dc:date>
    <meta:print-date>2012-01-06T19:20:30.34</meta:print-date>
    <meta:editing-cycles>187</meta:editing-cycles>
    <meta:editing-duration>PT21H54M4S</meta:editing-duration>
    <meta:document-statistic meta:table-count="9" meta:image-count="1" meta:object-count="0" meta:page-count="4" meta:paragraph-count="148" meta:word-count="553" meta:character-count="4337" meta:non-whitespace-character-count="3666"/>
    <meta:user-defined meta:name="Información 1"/>
    <meta:user-defined meta:name="Información 2"/>
    <meta:user-defined meta:name="Información 3"/>
    <meta:user-defined meta:name="Información 4"/>
  </office:meta>
</office:document-meta>
</file>